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hroughputController.decide( int executions , int iter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hroughputController.testEn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roughputController.setMaxThroughput( String maxThrough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Throughput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hroughputController.setMaxThroughput( int maxThrough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testStart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setPerThread( boolean perThre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bleInteger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isPerTh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testSta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hroughputController.getSty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getMaxThroughputAsI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hroughputController.getExecution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hroughputController.getPercentThroughputAsFloa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ThroughputController.testEnded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utableInteger.MutableInteger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getPercentThrough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setStyle( int 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utableInteger.inc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isDon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oughputController.iterationStart( LoopIterationEvent iter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hroughputControll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ThroughputController.setPercentThroughput( float percentThrough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testIterationStart( LoopIter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hroughputController.setPercentThroughput( String percentThrough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hroughputController.getMaxThrough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